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paragraph-rsid="001da69f" style:font-size-asian="14pt" style:font-size-complex="14pt"/>
    </style:style>
    <style:style style:name="P5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24pt" fo:language="en" fo:country="US" style:text-underline-style="solid" style:text-underline-width="auto" style:text-underline-color="font-color" style:font-size-asian="24pt" style:font-size-complex="24pt"/>
    </style:style>
    <style:style style:name="P9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0" style:family="paragraph" style:parent-style-name="Standard">
      <style:paragraph-properties fo:margin-left="0in" fo:margin-right="0in" fo:text-indent="0.4917in" style:auto-text-indent="false"/>
    </style:style>
    <style:style style:name="P11" style:family="paragraph" style:parent-style-name="Standard">
      <style:paragraph-properties fo:margin-left="0in" fo:margin-right="0in" fo:text-indent="0.4917in" style:auto-text-indent="false"/>
      <style:text-properties fo:font-size="24pt" style:font-size-asian="24pt" style:font-size-complex="24pt"/>
    </style:style>
    <style:style style:name="P12" style:family="paragraph" style:parent-style-name="Standard">
      <style:paragraph-properties fo:margin-left="0in" fo:margin-right="0in" fo:text-indent="0.4917in" style:auto-text-indent="false"/>
      <style:text-properties fo:font-size="10pt" style:font-size-asian="10pt" style:font-size-complex="10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officeooo:rsid="0020e6db" style:font-size-asian="14pt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pt" style:text-underline-style="solid" style:text-underline-width="auto" style:text-underline-color="font-color" style:font-size-asian="1pt" style:font-size-complex="1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8" style:family="text">
      <style:text-properties fo:color="#000000" fo:font-size="20pt" style:text-underline-style="solid" style:text-underline-width="auto" style:text-underline-color="font-color" style:font-size-asian="20pt" style:font-size-complex="20pt"/>
    </style:style>
    <style:style style:name="T9" style:family="text">
      <style:text-properties fo:color="#000000" fo:font-size="20pt" fo:language="en" fo:country="US" style:text-underline-style="solid" style:text-underline-width="auto" style:text-underline-color="font-color" style:font-size-asian="20pt" style:font-size-complex="20pt"/>
    </style:style>
    <style:style style:name="T10" style:family="text">
      <style:text-properties fo:color="#000000" style:font-name="Arial1" fo:font-size="20pt" style:text-underline-style="solid" style:text-underline-width="auto" style:text-underline-color="font-color" style:font-size-asian="20pt" style:font-name-complex="Arial2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Министерство образования и науки Российской Федерации</text:p>
      <text:p text:style-name="P3">Государственное образовательное учреждение высшего профессионального образования «Алтайский государственный технический университет </text:p>
      <text:p text:style-name="P3">им. И.И. Ползунова»</text:p>
      <text:p text:style-name="P2"/>
      <text:p text:style-name="P10"><text:span text:style-name="T1">Факультет </text:span><text:span text:style-name="T2"><text:s/></text:span><text:span text:style-name="T5">.</text:span><text:span text:style-name="T2"> информационных технологий </text:span></text:p>
      <text:p text:style-name="P10"><text:span text:style-name="T1">Кафедра </text:span><text:span text:style-name="T2"><text:s text:c="2"/></text:span><text:span text:style-name="T5">.</text:span><text:span text:style-name="T2"> <text:s text:c="3"/>прикладная математика <text:s text:c="9"/></text:span><text:span text:style-name="T5">.</text:span></text:p>
      <text:p text:style-name="P6"><text:tab/><text:tab/><text:tab/><text:tab/>наименование кафедры</text:p>
      <text:p text:style-name="P2"/>
      <text:p text:style-name="P10"><text:span text:style-name="T1">УДК </text:span><text:span text:style-name="T2"><text:s text:c="7"/>004.7</text:span><text:span text:style-name="T3">5</text:span><text:span text:style-name="T2"> <text:s text:c="10"/></text:span><text:span text:style-name="T1"><text:tab/><text:tab/><text:tab/>Допустить к защите в ГАК</text:span></text:p>
      <text:p text:style-name="P2"/>
      <text:p text:style-name="Standard"><text:span text:style-name="T1"><text:tab/><text:tab/><text:tab/><text:tab/><text:tab/><text:tab/><text:tab/>Зав.кафедрой</text:span><text:span text:style-name="T2"> </text:span><text:span text:style-name="T5">.</text:span><text:span text:style-name="T2"> <text:s text:c="24"/>С.А. Кантор </text:span></text:p>
      <text:p text:style-name="P6"><text:tab/><text:tab/><text:tab/><text:tab/><text:tab/><text:tab/><text:tab/><text:tab/><text:tab/> <text:tab/> (подпись)<text:tab/>(и.о.,фамилия)</text:p>
      <text:p text:style-name="P2"><text:tab/><text:tab/><text:tab/><text:tab/><text:tab/><text:tab/><text:tab/><text:tab/><text:tab/>“____”_____________2011 г.</text:p>
      <text:p text:style-name="P6"><text:tab/><text:tab/><text:tab/><text:tab/><text:tab/><text:tab/><text:tab/><text:tab/><text:tab/><text:tab/><text:tab/>дата</text:p>
      <text:p text:style-name="P2"/>
      <text:p text:style-name="P2"/>
      <text:p text:style-name="P2"/>
      <text:p text:style-name="P8">Проектирование и реализация каркаса распределенной системы мониторинга и диспетчеризации процессов гетерогенной среды</text:p>
      <text:p text:style-name="P7">тема дипломного проекта (работы)</text:p>
      <text:p text:style-name="P11"><text:s/></text:p>
      <text:p text:style-name="P2"/>
      <text:p text:style-name="P9">Пояснительная записка</text:p>
      <text:p text:style-name="P9">к дипломному проекту (работе)</text:p>
      <text:p text:style-name="P1"><text:span text:style-name="T7"><text:s text:c="19"/>ДП </text:span><text:span text:style-name="T8">230105.</text:span><text:span text:style-name="T9">48</text:span><text:span text:style-name="T8">.000</text:span><text:span text:style-name="T10"> </text:span><text:span text:style-name="T8">ПЗ <text:s text:c="18"/></text:span></text:p>
      <text:p text:style-name="P7">обозначение документа</text:p>
      <text:p text:style-name="P2"/>
      <text:p text:style-name="Standard"><text:span text:style-name="T1">Дипломник группы </text:span><text:span text:style-name="T2"><text:s text:c="12"/>ПОВТ-62 <text:s text:c="48"/>Д.В. Старовойтов <text:s text:c="94"/></text:span><text:span text:style-name="T1"><text:tab/><text:tab/><text:tab/><text:tab/><text:tab/><text:tab/><text:tab/><text:tab/><text:tab/><text:tab/><text:tab/> <text:s text:c="10"/></text:span><text:span text:style-name="T6">и.о., фамилия</text:span></text:p>
      <text:p text:style-name="P2">Руководитель </text:p>
      <text:p text:style-name="Standard"><text:span text:style-name="T1">Проекта (работы) </text:span><text:span text:style-name="T2"><text:s text:c="11"/>– проф, д.т.н. <text:s text:c="47"/>Е.Н. Крючкова <text:s text:c="3"/></text:span></text:p>
      <text:p text:style-name="P6"><text:tab/><text:tab/><text:tab/><text:tab/> <text:s text:c="4"/>должность, ученое звание<text:tab/><text:tab/><text:tab/><text:tab/><text:tab/>и.о., фамилия</text:p>
      <text:p text:style-name="P2"/>
      <text:p text:style-name="P2"/>
      <text:p text:style-name="P2">Консультанты:</text:p>
      <text:p text:style-name="P5">Орг-эконом <text:s text:c="19"/>– доцент, к.п.н. <text:s text:c="51"/>В.Г. Ульянова</text:p>
      <text:p text:style-name="P12">раздел проекта <text:tab/><text:tab/>должность, ученое звание <text:tab/><text:tab/>подпись<text:tab/><text:tab/><text:tab/> и.о., фамилия</text:p>
      <text:p text:style-name="P5">Охрана труда <text:s text:c="16"/>– проф., к.т.н. <text:s text:c="56"/>Ю.А. Шамов</text:p>
      <text:p text:style-name="P12">раздел проекта <text:tab/><text:tab/>должность, ученое звание <text:tab/><text:tab/>подпись<text:tab/><text:tab/><text:tab/> и.о., фамилия</text:p>
      <text:p text:style-name="P2"/>
      <text:p text:style-name="P4"/>
      <text:p text:style-name="P4"/>
      <text:p text:style-name="P4"/>
      <text:p text:style-name="P1"><text:span text:style-name="T1">Барнаул 20</text:span><text:span text:style-name="T4">1</text:span><text:span text:style-name="T1">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pt" style:language-asian="ru" style:country-asian="RU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0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953in" fo:margin-bottom="0.4165in" fo:margin-left="0.9028in" fo:margin-right="0.3937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Министерство образования и науки Российской Федерации</dc:title>
    <meta:initial-creator>PM1</meta:initial-creator>
    <dc:creator>SD.Leo </dc:creator>
    <meta:editing-cycles>9</meta:editing-cycles>
    <meta:print-date>2011-06-10T15:12:07</meta:print-date>
    <meta:creation-date>2011-02-28T08:04:00</meta:creation-date>
    <dc:date>2011-06-10T15:12:10</dc:date>
    <meta:editing-duration>PT00H30M58S</meta:editing-duration>
    <meta:generator>OpenOffice.org/3.2$Linux OpenOffice.org_project/320m19$Build-9505</meta:generator>
    <meta:printed-by>SD.Leo </meta:printed-by>
    <meta:document-statistic meta:table-count="0" meta:image-count="0" meta:object-count="0" meta:page-count="1" meta:paragraph-count="28" meta:word-count="126" meta:character-count="1576"/>
    <meta:template xlink:type="simple" xlink:actuate="onRequest" xlink:title="Normal" xlink:href=""/>
  </office:meta>
</office:document-meta>
</file>